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18000" calcext:value-type="currency">
            <text:p>£18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745.33" calcext:value-type="currency">
            <text:p>£6,745.33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3214.98" calcext:value-type="currency">
            <text:p>£23,214.98</text:p>
          </table:table-cell>
          <table:table-cell table:style-name="ce181" office:value-type="date" office:date-value="2020-07-07" calcext:value-type="date">
            <text:p>07/07/20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730.5" calcext:value-type="currency">
            <text:p>£14,730.50</text:p>
          </table:table-cell>
          <table:table-cell table:style-name="ce180" office:value-type="date" office:date-value="2020-07-14" calcext:value-type="date">
            <text:p>14/07/20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88.79" calcext:value-type="currency">
            <text:p>£6,288.79</text:p>
          </table:table-cell>
          <table:table-cell table:style-name="ce180" office:value-type="date" office:date-value="2020-07-14" calcext:value-type="date">
            <text:p>14/07/20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7003.71" calcext:value-type="currency">
            <text:p>£217,003.71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UKTRA9893014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659.17" calcext:value-type="currency">
            <text:p>£23,659.17</text:p>
          </table:table-cell>
          <table:table-cell table:style-name="ce180" office:value-type="date" office:date-value="2020-08-07" calcext:value-type="date">
            <text:p>07/08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20-08-12" calcext:value-type="date">
            <text:p>12/08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183.64" calcext:value-type="currency">
            <text:p>£26,183.64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0596.7" calcext:value-type="currency">
            <text:p>£20,596.70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3337.96" calcext:value-type="currency">
            <text:p>£53,337.96</text:p>
          </table:table-cell>
          <table:table-cell table:style-name="ce180" office:value-type="date" office:date-value="2020-07-30" calcext:value-type="date">
            <text:p>30/07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04784.23" calcext:value-type="currency">
            <text:p>£604,784.23</text:p>
          </table:table-cell>
          <table:table-cell table:style-name="Default"/>
          <table:table-cell table:style-name="ce57" office:value-type="string" calcext:value-type="string">
            <text:p>EA Gadsby</text:p>
          </table:table-cell>
          <table:table-cell table:style-name="ce191" table:formula="of:=[.D62]-[.I47]" office:value-type="currency" office:currency="GBP" office:value="387780.52" calcext:value-type="currency">
            <text:p>£387,780.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09418.12" calcext:value-type="currency">
            <text:p>£609,418.1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1:19:16.132039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4.2$Linux_X86_64 LibreOffice_project/40$Build-2</meta:generator>
    <dc:date>2020-08-17T11:35:52.899879868</dc:date>
    <meta:editing-duration>PT6H51M56S</meta:editing-duration>
    <meta:editing-cycles>42</meta:editing-cycles>
    <meta:document-statistic meta:table-count="1" meta:cell-count="333" meta:object-count="0"/>
  </office:meta>
</office:document-meta>
</file>